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2" style:family="paragraph" style:parent-style-name="Standard">
      <style:paragraph-properties style:line-height-at-least="0.402cm"/>
      <style:text-properties fo:color="#d4d4d4" loext:opacity="100%" fo:background-color="#1e1e1e"/>
    </style:style>
    <style:style style:name="P3" style:family="paragraph" style:parent-style-name="Standard">
      <style:paragraph-properties style:line-height-at-least="0.402cm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8.39999961853027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8.39999961853027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8.39999961853027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8.39999961853027pt" fo:font-weight="normal"/>
    </style:style>
    <style:style style:name="T9" style:family="text">
      <style:text-properties style:font-name="Consolas" fo:font-size="8.39999961853027pt" fo:font-weight="normal"/>
    </style:style>
    <style:style style:name="T10" style:family="text">
      <style:text-properties fo:color="#6a9955" loext:opacity="100%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?</text:span><text:span text:style-name="T3">xml</text:span><text:span text:style-name="T5"> version</text:span>=<text:span text:style-name="T7">'1.0'</text:span><text:span text:style-name="T5"> encoding</text:span>=<text:span text:style-name="T7">"UTF-8"</text:span> <text:span text:style-name="T1">?&gt;</text:span></text:p>
      <text:p text:style-name="P1"><text:span text:style-name="T1">&lt;</text:span><text:span text:style-name="T3">xsl:stylesheet</text:span> <text:span text:style-name="T5">version</text:span>=<text:span text:style-name="T7">"1.0"</text:span></text:p>
      <text:p text:style-name="P2">    <text:span text:style-name="T6">xmlns:xsl</text:span><text:span text:style-name="T9">=</text:span><text:span text:style-name="T8">"http://www.w3.org/1999/XSL/Transform"</text:span><text:span text:style-name="T2">&gt;</text:span></text:p>
      <text:p text:style-name="P2">    <text:span text:style-name="T2">&lt;</text:span><text:span text:style-name="T4">xsl:output</text:span><text:span text:style-name="T9"> </text:span><text:span text:style-name="T6">method</text:span><text:span text:style-name="T9">=</text:span><text:span text:style-name="T8">"html"</text:span><text:span text:style-name="T9"> </text:span><text:span text:style-name="T6">encoding</text:span><text:span text:style-name="T9">=</text:span><text:span text:style-name="T8">"utf-8"</text:span><text:span text:style-name="T9"> </text:span><text:span text:style-name="T6">version</text:span><text:span text:style-name="T9">=</text:span><text:span text:style-name="T8">"4.0"</text:span><text:span text:style-name="T9"> </text:span><text:span text:style-name="T6">indent</text:span><text:span text:style-name="T9">=</text:span><text:span text:style-name="T8">"yes"</text:span><text:span text:style-name="T2">/&gt;</text:span></text:p>
      <text:p text:style-name="P2">    <text:span text:style-name="T10">&lt;!--&lt;xsl:strip-space elements="*"/&gt;--&gt;</text:span></text:p>
      <text:p text:style-name="P3"/>
      <text:p text:style-name="P2">    <text:span text:style-name="T10">&lt;!-- On démarre le parcours de l'arbre xml de la racine --&gt;</text:span></text:p>
      <text:p text:style-name="P2">    <text:span text:style-name="T2">&lt;</text:span><text:span text:style-name="T4">xsl:template</text:span><text:span text:style-name="T9"> </text:span><text:span text:style-name="T6">match</text:span><text:span text:style-name="T9">=</text:span><text:span text:style-name="T8">"/"</text:span><text:span text:style-name="T2">&gt;</text:span></text:p>
      <text:p text:style-name="P2">        <text:span text:style-name="T2">&lt;</text:span><text:span text:style-name="T4">html</text:span><text:span text:style-name="T2">&gt;</text:span></text:p>
      <text:p text:style-name="P2">            <text:span text:style-name="T2">&lt;</text:span><text:span text:style-name="T4">head</text:span><text:span text:style-name="T2">&gt;</text:span></text:p>
      <text:p text:style-name="P2">                <text:span text:style-name="T2">&lt;</text:span><text:span text:style-name="T4">title</text:span><text:span text:style-name="T2">&gt;</text:span><text:span text:style-name="T9">xml et xsl pour films : version tableau et templates</text:span><text:span text:style-name="T2">&lt;/</text:span><text:span text:style-name="T4">title</text:span><text:span text:style-name="T2">&gt;</text:span></text:p>
      <text:p text:style-name="P2">            <text:span text:style-name="T2">&lt;/</text:span><text:span text:style-name="T4">head</text:span><text:span text:style-name="T2">&gt;</text:span></text:p>
      <text:p text:style-name="P2">            <text:span text:style-name="T2">&lt;</text:span><text:span text:style-name="T4">body</text:span><text:span text:style-name="T2">&gt;</text:span></text:p>
      <text:p text:style-name="P2">                <text:span text:style-name="T2">&lt;</text:span><text:span text:style-name="T4">h1</text:span><text:span text:style-name="T2">&gt;</text:span><text:span text:style-name="T9">Liste des films de ma base</text:span><text:span text:style-name="T2">&lt;/</text:span><text:span text:style-name="T4">h1</text:span><text:span text:style-name="T2">&gt;</text:span></text:p>
      <text:p text:style-name="P2">                <text:span text:style-name="T2">&lt;</text:span><text:span text:style-name="T4">TABLE</text:span><text:span text:style-name="T9"> </text:span><text:span text:style-name="T6">BORDER</text:span><text:span text:style-name="T9">=</text:span><text:span text:style-name="T8">"1"</text:span><text:span text:style-name="T2">&gt;</text:span></text:p>
      <text:p text:style-name="P2">                <text:span text:style-name="T2">&lt;</text:span><text:span text:style-name="T4">TR</text:span><text:span text:style-name="T2">&gt;</text:span></text:p>
      <text:p text:style-name="P2">                    <text:span text:style-name="T2">&lt;</text:span><text:span text:style-name="T4">TD</text:span><text:span text:style-name="T2">&gt;&lt;</text:span><text:span text:style-name="T4">strong</text:span><text:span text:style-name="T2">&gt;</text:span><text:span text:style-name="T9">N°</text:span><text:span text:style-name="T2">&lt;/</text:span><text:span text:style-name="T4">strong</text:span><text:span text:style-name="T2">&gt;&lt;/</text:span><text:span text:style-name="T4">TD</text:span><text:span text:style-name="T2">&gt;</text:span></text:p>
      <text:p text:style-name="P2">                    <text:span text:style-name="T2">&lt;</text:span><text:span text:style-name="T4">TD</text:span><text:span text:style-name="T2">&gt;&lt;</text:span><text:span text:style-name="T4">strong</text:span><text:span text:style-name="T2">&gt;</text:span><text:span text:style-name="T9">Titre</text:span><text:span text:style-name="T2">&lt;/</text:span><text:span text:style-name="T4">strong</text:span><text:span text:style-name="T2">&gt;&lt;/</text:span><text:span text:style-name="T4">TD</text:span><text:span text:style-name="T2">&gt;</text:span></text:p>
      <text:p text:style-name="P2">                    <text:span text:style-name="T2">&lt;</text:span><text:span text:style-name="T4">TD</text:span><text:span text:style-name="T2">&gt;&lt;</text:span><text:span text:style-name="T4">strong</text:span><text:span text:style-name="T2">&gt;</text:span><text:span text:style-name="T9">Réalisateur</text:span><text:span text:style-name="T2">&lt;/</text:span><text:span text:style-name="T4">strong</text:span><text:span text:style-name="T2">&gt;&lt;/</text:span><text:span text:style-name="T4">TD</text:span><text:span text:style-name="T2">&gt;</text:span></text:p>
      <text:p text:style-name="P2">                    <text:span text:style-name="T2">&lt;</text:span><text:span text:style-name="T4">TD</text:span><text:span text:style-name="T2">&gt;&lt;</text:span><text:span text:style-name="T4">strong</text:span><text:span text:style-name="T2">&gt;</text:span><text:span text:style-name="T9">Pays</text:span><text:span text:style-name="T2">&lt;/</text:span><text:span text:style-name="T4">strong</text:span><text:span text:style-name="T2">&gt;&lt;/</text:span><text:span text:style-name="T4">TD</text:span><text:span text:style-name="T2">&gt;</text:span></text:p>
      <text:p text:style-name="P2">                    <text:span text:style-name="T2">&lt;</text:span><text:span text:style-name="T4">TD</text:span><text:span text:style-name="T2">&gt;&lt;</text:span><text:span text:style-name="T4">strong</text:span><text:span text:style-name="T2">&gt;</text:span><text:span text:style-name="T9">Genre</text:span><text:span text:style-name="T2">&lt;/</text:span><text:span text:style-name="T4">strong</text:span><text:span text:style-name="T2">&gt;&lt;/</text:span><text:span text:style-name="T4">TD</text:span><text:span text:style-name="T2">&gt;</text:span></text:p>
      <text:p text:style-name="P2">                    <text:span text:style-name="T2">&lt;</text:span><text:span text:style-name="T4">TD</text:span><text:span text:style-name="T2">&gt;&lt;</text:span><text:span text:style-name="T4">strong</text:span><text:span text:style-name="T2">&gt;</text:span><text:span text:style-name="T9">Durée</text:span><text:span text:style-name="T2">&lt;/</text:span><text:span text:style-name="T4">strong</text:span><text:span text:style-name="T2">&gt;&lt;/</text:span><text:span text:style-name="T4">TD</text:span><text:span text:style-name="T2">&gt;</text:span></text:p>
      <text:p text:style-name="P2">                    <text:span text:style-name="T2">&lt;</text:span><text:span text:style-name="T4">TD</text:span><text:span text:style-name="T2">&gt;&lt;</text:span><text:span text:style-name="T4">strong</text:span><text:span text:style-name="T2">&gt;</text:span><text:span text:style-name="T9">Affiche</text:span><text:span text:style-name="T2">&lt;/</text:span><text:span text:style-name="T4">strong</text:span><text:span text:style-name="T2">&gt;&lt;/</text:span><text:span text:style-name="T4">TD</text:span><text:span text:style-name="T2">&gt;</text:span></text:p>
      <text:p text:style-name="P2">                <text:span text:style-name="T2">&lt;/</text:span><text:span text:style-name="T4">TR</text:span><text:span text:style-name="T2">&gt;</text:span></text:p>
      <text:p text:style-name="P2">                </text:p>
      <text:p text:style-name="P2">                    <text:span text:style-name="T10">&lt;!--On parcourt le sous-arbre dans l'ordre 'normal'--&gt;</text:span></text:p>
      <text:p text:style-name="P2">                    <text:span text:style-name="T2">&lt;</text:span><text:span text:style-name="T4">xsl:apply-templates</text:span><text:span text:style-name="T9"> </text:span><text:span text:style-name="T6">select</text:span><text:span text:style-name="T9">=</text:span><text:span text:style-name="T8">"//Film"</text:span><text:span text:style-name="T2">/&gt;</text:span><text:span text:style-name="T9">  </text:span></text:p>
      <text:p text:style-name="P2">                </text:p>
      <text:p text:style-name="P2">                <text:span text:style-name="T2">&lt;/</text:span><text:span text:style-name="T4">TABLE</text:span><text:span text:style-name="T2">&gt;</text:span></text:p>
      <text:p text:style-name="P2">            <text:span text:style-name="T2">&lt;/</text:span><text:span text:style-name="T4">body</text:span><text:span text:style-name="T2">&gt;</text:span></text:p>
      <text:p text:style-name="P2">        <text:span text:style-name="T2">&lt;/</text:span><text:span text:style-name="T4">html</text:span><text:span text:style-name="T2">&gt;</text:span></text:p>
      <text:p text:style-name="P2">    <text:span text:style-name="T2">&lt;/</text:span><text:span text:style-name="T4">xsl:template</text:span><text:span text:style-name="T2">&gt;</text:span></text:p>
      <text:p text:style-name="P2">    <text:span text:style-name="T2">&lt;</text:span><text:span text:style-name="T4">xsl:template</text:span><text:span text:style-name="T9"> </text:span><text:span text:style-name="T6">match</text:span><text:span text:style-name="T9">=</text:span><text:span text:style-name="T8">"Film"</text:span><text:span text:style-name="T2">&gt;</text:span></text:p>
      <text:p text:style-name="P2">        <text:span text:style-name="T2">&lt;</text:span><text:span text:style-name="T4">TR</text:span><text:span text:style-name="T2">&gt;&lt;</text:span><text:span text:style-name="T4">TD</text:span><text:span text:style-name="T2">&gt;&lt;</text:span><text:span text:style-name="T4">xsl:value-of</text:span><text:span text:style-name="T9"> </text:span><text:span text:style-name="T6">select</text:span><text:span text:style-name="T9">=</text:span><text:span text:style-name="T8">"position()"</text:span><text:span text:style-name="T2">/&gt;&lt;</text:span><text:span text:style-name="T4">br</text:span><text:span text:style-name="T2">/&gt;&lt;/</text:span><text:span text:style-name="T4">TD</text:span><text:span text:style-name="T2">&gt;</text:span></text:p>
      <text:p text:style-name="P2">        <text:span text:style-name="T2">&lt;</text:span><text:span text:style-name="T4">TD</text:span><text:span text:style-name="T2">&gt;&lt;</text:span><text:span text:style-name="T4">xsl:apply-templates</text:span><text:span text:style-name="T9"> </text:span><text:span text:style-name="T6">select</text:span><text:span text:style-name="T9">=</text:span><text:span text:style-name="T8">"Titre"</text:span><text:span text:style-name="T2">/&gt;&lt;/</text:span><text:span text:style-name="T4">TD</text:span><text:span text:style-name="T2">&gt;</text:span></text:p>
      <text:p text:style-name="P2">        <text:span text:style-name="T2">&lt;</text:span><text:span text:style-name="T4">TD</text:span><text:span text:style-name="T2">&gt;&lt;</text:span><text:span text:style-name="T4">xsl:apply-templates</text:span><text:span text:style-name="T9"> </text:span><text:span text:style-name="T6">select</text:span><text:span text:style-name="T9">=</text:span><text:span text:style-name="T8">"Realisateur"</text:span><text:span text:style-name="T2">/&gt;&lt;/</text:span><text:span text:style-name="T4">TD</text:span><text:span text:style-name="T2">&gt;</text:span></text:p>
      <text:p text:style-name="P2">        <text:span text:style-name="T2">&lt;</text:span><text:span text:style-name="T4">TD</text:span><text:span text:style-name="T2">&gt;&lt;</text:span><text:span text:style-name="T4">xsl:apply-templates</text:span><text:span text:style-name="T9"> </text:span><text:span text:style-name="T6">select</text:span><text:span text:style-name="T9">=</text:span><text:span text:style-name="T8">"Pays"</text:span><text:span text:style-name="T2">/&gt;&lt;/</text:span><text:span text:style-name="T4">TD</text:span><text:span text:style-name="T2">&gt;</text:span></text:p>
      <text:p text:style-name="P2">        <text:span text:style-name="T2">&lt;</text:span><text:span text:style-name="T4">TD</text:span><text:span text:style-name="T2">&gt;&lt;</text:span><text:span text:style-name="T4">xsl:apply-templates</text:span><text:span text:style-name="T9"> </text:span><text:span text:style-name="T6">select</text:span><text:span text:style-name="T9">=</text:span><text:span text:style-name="T8">"Genre"</text:span><text:span text:style-name="T2">/&gt;&lt;/</text:span><text:span text:style-name="T4">TD</text:span><text:span text:style-name="T2">&gt;</text:span></text:p>
      <text:p text:style-name="P2">        <text:span text:style-name="T2">&lt;</text:span><text:span text:style-name="T4">TD</text:span><text:span text:style-name="T2">&gt;&lt;</text:span><text:span text:style-name="T4">xsl:apply-templates</text:span><text:span text:style-name="T9"> </text:span><text:span text:style-name="T6">select</text:span><text:span text:style-name="T9">=</text:span><text:span text:style-name="T8">"Duree"</text:span><text:span text:style-name="T2">/&gt;&lt;/</text:span><text:span text:style-name="T4">TD</text:span><text:span text:style-name="T2">&gt;</text:span></text:p>
      <text:p text:style-name="P2">        <text:span text:style-name="T2">&lt;</text:span><text:span text:style-name="T4">TD</text:span><text:span text:style-name="T2">&gt;&lt;</text:span><text:span text:style-name="T4">xsl:apply-templates</text:span><text:span text:style-name="T9"> </text:span><text:span text:style-name="T6">select</text:span><text:span text:style-name="T9">=</text:span><text:span text:style-name="T8">"@Affiche"</text:span><text:span text:style-name="T2">/&gt;&lt;/</text:span><text:span text:style-name="T4">TD</text:span><text:span text:style-name="T2">&gt;</text:span></text:p>
      <text:p text:style-name="P2">        <text:span text:style-name="T2">&lt;/</text:span><text:span text:style-name="T4">TR</text:span><text:span text:style-name="T2">&gt;</text:span></text:p>
      <text:p text:style-name="P2">    <text:span text:style-name="T2">&lt;/</text:span><text:span text:style-name="T4">xsl:template</text:span><text:span text:style-name="T2">&gt;</text:span></text:p>
      <text:p text:style-name="P3"/>
      <text:p text:style-name="P2">    <text:span text:style-name="T2">&lt;</text:span><text:span text:style-name="T4">xsl:template</text:span><text:span text:style-name="T9"> </text:span><text:span text:style-name="T6">match</text:span><text:span text:style-name="T9">=</text:span><text:span text:style-name="T8">"Film/@Affiche"</text:span><text:span text:style-name="T2">&gt;</text:span></text:p>
      <text:p text:style-name="P2">        <text:span text:style-name="T2">&lt;</text:span><text:span text:style-name="T4">xsl:element</text:span><text:span text:style-name="T9"> </text:span><text:span text:style-name="T6">name</text:span><text:span text:style-name="T9">=</text:span><text:span text:style-name="T8">"IMG"</text:span><text:span text:style-name="T2">&gt;</text:span></text:p>
      <text:p text:style-name="P2">            <text:span text:style-name="T2">&lt;</text:span><text:span text:style-name="T4">xsl:attribute</text:span><text:span text:style-name="T9"> </text:span><text:span text:style-name="T6">name</text:span><text:span text:style-name="T9">=</text:span><text:span text:style-name="T8">"src"</text:span><text:span text:style-name="T2">&gt;</text:span></text:p>
      <text:p text:style-name="P2">                <text:span text:style-name="T2">&lt;</text:span><text:span text:style-name="T4">xsl:value-of</text:span><text:span text:style-name="T9"> </text:span><text:span text:style-name="T6">select</text:span><text:span text:style-name="T9">=</text:span><text:span text:style-name="T8">"."</text:span><text:span text:style-name="T2">/&gt;</text:span></text:p>
      <text:p text:style-name="P2">            <text:span text:style-name="T2">&lt;/</text:span><text:span text:style-name="T4">xsl:attribute</text:span><text:span text:style-name="T2">&gt;</text:span></text:p>
      <text:p text:style-name="P2">            <text:span text:style-name="T2">&lt;</text:span><text:span text:style-name="T4">xsl:attribute</text:span><text:span text:style-name="T9"> </text:span><text:span text:style-name="T6">name</text:span><text:span text:style-name="T9">=</text:span><text:span text:style-name="T8">"height"</text:span><text:span text:style-name="T2">&gt;</text:span></text:p>
      <text:p text:style-name="P2">                <text:span text:style-name="T9">100px</text:span></text:p>
      <text:p text:style-name="P2">            <text:span text:style-name="T2">&lt;/</text:span><text:span text:style-name="T4">xsl:attribute</text:span><text:span text:style-name="T2">&gt;</text:span></text:p>
      <text:p text:style-name="P2">        <text:span text:style-name="T2">&lt;/</text:span><text:span text:style-name="T4">xsl:element</text:span><text:span text:style-name="T2">&gt;</text:span></text:p>
      <text:p text:style-name="P2">    <text:span text:style-name="T2">&lt;/</text:span><text:span text:style-name="T4">xsl:template</text:span><text:span text:style-name="T2">&gt;</text:span></text:p>
      <text:p text:style-name="P3"><text:soft-page-break/></text:p>
      <text:p text:style-name="P2">    <text:span text:style-name="T2">&lt;</text:span><text:span text:style-name="T4">xsl:template</text:span><text:span text:style-name="T9"> </text:span><text:span text:style-name="T6">match</text:span><text:span text:style-name="T9">=</text:span><text:span text:style-name="T8">"Film/Realisateur"</text:span><text:span text:style-name="T2">&gt;</text:span></text:p>
      <text:p text:style-name="P2">        <text:span text:style-name="T2">&lt;</text:span><text:span text:style-name="T4">xsl:apply-templates</text:span><text:span text:style-name="T9"> </text:span><text:span text:style-name="T6">select</text:span><text:span text:style-name="T9">=</text:span><text:span text:style-name="T8">"Nom"</text:span><text:span text:style-name="T2">/&gt;</text:span></text:p>
      <text:p text:style-name="P2">        <text:span text:style-name="T2">&lt;</text:span><text:span text:style-name="T4">xsl:apply-templates</text:span><text:span text:style-name="T9"> </text:span><text:span text:style-name="T6">select</text:span><text:span text:style-name="T9">=</text:span><text:span text:style-name="T8">"Prenom"</text:span><text:span text:style-name="T2">/&gt;</text:span></text:p>
      <text:p text:style-name="P2">    <text:span text:style-name="T2">&lt;/</text:span><text:span text:style-name="T4">xsl:template</text:span><text:span text:style-name="T2">&gt;</text:span></text:p>
      <text:p text:style-name="P2">    <text:span text:style-name="T2">&lt;</text:span><text:span text:style-name="T4">xsl:template</text:span><text:span text:style-name="T9"> </text:span><text:span text:style-name="T6">match</text:span><text:span text:style-name="T9">=</text:span><text:span text:style-name="T8">"Film/Realisateur/Nom"</text:span><text:span text:style-name="T2">&gt;</text:span></text:p>
      <text:p text:style-name="P2">        <text:span text:style-name="T2">&lt;</text:span><text:span text:style-name="T4">b</text:span><text:span text:style-name="T2">&gt;</text:span></text:p>
      <text:p text:style-name="P2">            <text:span text:style-name="T2">&lt;</text:span><text:span text:style-name="T4">xsl:value-of</text:span><text:span text:style-name="T9"> </text:span><text:span text:style-name="T6">select</text:span><text:span text:style-name="T9">=</text:span><text:span text:style-name="T8">"."</text:span><text:span text:style-name="T2">/&gt;</text:span></text:p>
      <text:p text:style-name="P2">        <text:span text:style-name="T2">&lt;/</text:span><text:span text:style-name="T4">b</text:span><text:span text:style-name="T2">&gt;</text:span></text:p>
      <text:p text:style-name="P2">        <text:span text:style-name="T2">&lt;</text:span><text:span text:style-name="T4">xsl:text</text:span><text:span text:style-name="T2">&gt;</text:span><text:span text:style-name="T4">&amp;#xA0;</text:span><text:span text:style-name="T2">&lt;/</text:span><text:span text:style-name="T4">xsl:text</text:span><text:span text:style-name="T2">&gt;</text:span></text:p>
      <text:p text:style-name="P2">    <text:span text:style-name="T2">&lt;/</text:span><text:span text:style-name="T4">xsl:template</text:span><text:span text:style-name="T2">&gt;</text:span></text:p>
      <text:p text:style-name="P2">    <text:span text:style-name="T2">&lt;</text:span><text:span text:style-name="T4">xsl:template</text:span><text:span text:style-name="T9"> </text:span><text:span text:style-name="T6">match</text:span><text:span text:style-name="T9">=</text:span><text:span text:style-name="T8">"Film/Realisateur/Prenom"</text:span><text:span text:style-name="T2">&gt;</text:span></text:p>
      <text:p text:style-name="P2">        <text:span text:style-name="T2">&lt;</text:span><text:span text:style-name="T4">xsl:value-of</text:span><text:span text:style-name="T9"> </text:span><text:span text:style-name="T6">select</text:span><text:span text:style-name="T9">=</text:span><text:span text:style-name="T8">"."</text:span><text:span text:style-name="T2">/&gt;&lt;</text:span><text:span text:style-name="T4">br</text:span><text:span text:style-name="T2">/&gt;</text:span></text:p>
      <text:p text:style-name="P2">    <text:span text:style-name="T2">&lt;/</text:span><text:span text:style-name="T4">xsl:template</text:span><text:span text:style-name="T2">&gt;</text:span></text:p>
      <text:p text:style-name="P3"/>
      <text:p text:style-name="P2">    <text:span text:style-name="T2">&lt;</text:span><text:span text:style-name="T4">xsl:template</text:span><text:span text:style-name="T9"> </text:span><text:span text:style-name="T6">match</text:span><text:span text:style-name="T9">=</text:span><text:span text:style-name="T8">"Film/Titre"</text:span><text:span text:style-name="T2">&gt;</text:span></text:p>
      <text:p text:style-name="P2">        <text:span text:style-name="T2">&lt;</text:span><text:span text:style-name="T4">b</text:span><text:span text:style-name="T2">&gt;&lt;</text:span><text:span text:style-name="T4">xsl:value-of</text:span><text:span text:style-name="T9"> </text:span><text:span text:style-name="T6">select</text:span><text:span text:style-name="T9">=</text:span><text:span text:style-name="T8">"."</text:span><text:span text:style-name="T2">/&gt;&lt;/</text:span><text:span text:style-name="T4">b</text:span><text:span text:style-name="T2">&gt;</text:span></text:p>
      <text:p text:style-name="P2">    <text:span text:style-name="T2">&lt;/</text:span><text:span text:style-name="T4">xsl:template</text:span><text:span text:style-name="T2">&gt;</text:span></text:p>
      <text:p text:style-name="P2">    <text:span text:style-name="T2">&lt;</text:span><text:span text:style-name="T4">xsl:template</text:span><text:span text:style-name="T9"> </text:span><text:span text:style-name="T6">match</text:span><text:span text:style-name="T9">=</text:span><text:span text:style-name="T8">"Film/Pays"</text:span><text:span text:style-name="T2">&gt;</text:span></text:p>
      <text:p text:style-name="P2">        <text:span text:style-name="T2">&lt;</text:span><text:span text:style-name="T4">xsl:value-of</text:span><text:span text:style-name="T9"> </text:span><text:span text:style-name="T6">select</text:span><text:span text:style-name="T9">=</text:span><text:span text:style-name="T8">"."</text:span><text:span text:style-name="T2">/&gt;</text:span></text:p>
      <text:p text:style-name="P2">    <text:span text:style-name="T2">&lt;/</text:span><text:span text:style-name="T4">xsl:template</text:span><text:span text:style-name="T2">&gt;</text:span></text:p>
      <text:p text:style-name="P2">    <text:span text:style-name="T2">&lt;</text:span><text:span text:style-name="T4">xsl:template</text:span><text:span text:style-name="T9"> </text:span><text:span text:style-name="T6">match</text:span><text:span text:style-name="T9">=</text:span><text:span text:style-name="T8">"Film/Genre"</text:span><text:span text:style-name="T2">&gt;</text:span></text:p>
      <text:p text:style-name="P2">        <text:span text:style-name="T2">&lt;</text:span><text:span text:style-name="T4">xsl:value-of</text:span><text:span text:style-name="T9"> </text:span><text:span text:style-name="T6">select</text:span><text:span text:style-name="T9">=</text:span><text:span text:style-name="T8">"."</text:span><text:span text:style-name="T2">/&gt;</text:span></text:p>
      <text:p text:style-name="P2">    <text:span text:style-name="T2">&lt;/</text:span><text:span text:style-name="T4">xsl:template</text:span><text:span text:style-name="T2">&gt;</text:span></text:p>
      <text:p text:style-name="P2">    <text:span text:style-name="T2">&lt;</text:span><text:span text:style-name="T4">xsl:template</text:span><text:span text:style-name="T9"> </text:span><text:span text:style-name="T6">match</text:span><text:span text:style-name="T9">=</text:span><text:span text:style-name="T8">"Film/Duree"</text:span><text:span text:style-name="T2">&gt;</text:span></text:p>
      <text:p text:style-name="P2">        <text:span text:style-name="T2">&lt;</text:span><text:span text:style-name="T4">xsl:value-of</text:span><text:span text:style-name="T9"> </text:span><text:span text:style-name="T6">select</text:span><text:span text:style-name="T9">=</text:span><text:span text:style-name="T8">"."</text:span><text:span text:style-name="T2">/&gt;</text:span></text:p>
      <text:p text:style-name="P2">    <text:span text:style-name="T2">&lt;/</text:span><text:span text:style-name="T4">xsl:template</text:span><text:span text:style-name="T2">&gt;</text:span></text:p>
      <text:p text:style-name="P1"><text:span text:style-name="T1">&lt;/</text:span><text:span text:style-name="T3">xsl:stylesheet</text:span><text:span text:style-name="T1">&gt;</text:span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6T16:13:04.793000000</dc:date>
    <meta:editing-duration>PT15S</meta:editing-duration>
    <meta:editing-cycles>1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77" meta:word-count="151" meta:character-count="2782" meta:non-whitespace-character-count="1989"/>
  </office:meta>
</office:document-meta>
</file>